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ontserrat" svg:font-family="Montserra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Montserrat" officeooo:rsid="001386a0" officeooo:paragraph-rsid="001386a0"/>
    </style:style>
    <style:style style:name="P2" style:family="paragraph" style:parent-style-name="Standard">
      <style:text-properties style:font-name="Montserrat" fo:font-size="14pt" fo:font-weight="bold" officeooo:rsid="001386a0" officeooo:paragraph-rsid="001386a0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ji De Gallina </text:p>
      <text:p text:style-name="P1">(Björns version)</text:p>
      <text:p text:style-name="P1"/>
      <text:p text:style-name="P1">Liknar en Thaigryta till smak och konsistens. Skippar brödbitarna i grädde och använder istället mjöl till såsen.</text:p>
      <text:p text:style-name="P1"/>
      <text:p text:style-name="P1">1 portion</text:p>
      <text:p text:style-name="P1"/>
      <text:p text:style-name="P1">1/2 kycklingfilé</text:p>
      <text:p text:style-name="P1">1/2 gul lök hackad</text:p>
      <text:p text:style-name="P1">Vetemjöl</text:p>
      <text:p text:style-name="P1">0.5 dl grädde</text:p>
      <text:p text:style-name="P1">Rödcurrypaste</text:p>
      <text:p text:style-name="P1">1/4 buljongtärning (ex: kyckling)</text:p>
      <text:p text:style-name="P1">Riven ost</text:p>
      <text:p text:style-name="P1">Smör att steka i</text:p>
      <text:p text:style-name="P1">Handfull cashewnötter</text:p>
      <text:p text:style-name="P1">Vitlökskrydda</text:p>
      <text:p text:style-name="P1">Salt, peppar</text:p>
      <text:p text:style-name="P1"/>
      <text:p text:style-name="P1">Serveras med ris eller potatis.</text:p>
      <text:p text:style-name="P1"/>
      <text:p text:style-name="P1"/>
      <text:p text:style-name="P1">Gör så här:</text:p>
      <text:p text:style-name="P1"/>
      <text:p text:style-name="P1">Skär bort kanterna på brödet och och låt det ligga i blöt i grädden.</text:p>
      <text:p text:style-name="P1"/>
      <text:p text:style-name="P1">Skala, dela och finhacka löken. Hacka nötterna.</text:p>
      <text:p text:style-name="P1"/>
      <text:p text:style-name="P1">Skär kycklingen i mindre bitar.</text:p>
      <text:p text:style-name="P1"/>
      <text:p text:style-name="P1">Koka upp 1 dl vatten i en kastrull och lös upp buljongtärningen.</text:p>
      <text:p text:style-name="P1"/>
      <text:p text:style-name="P1">Fräs lök i smör, tillsätt kycklingen och stek tills kycklingen är färdig.</text:p>
      <text:p text:style-name="P1"/>
      <text:p text:style-name="P1">Lägg i currypaste efter smak (ca 1/4 tesked) samt vitlökskrydda.</text:p>
      <text:p text:style-name="P1">Pudra över lite vetemjöl och rör tills klumparna är lösta.</text:p>
      <text:p text:style-name="P1"/>
      <text:p text:style-name="P1">Häll över buljongen samt grädden och låt småputtra i några minuter så det tjocknar. Smaka av med salt och peppar. Späd med mer vatten eller grädde om det blir för tjock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Montserrat" svg:font-family="Montserra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4S</meta:editing-duration>
    <meta:editing-cycles>3</meta:editing-cycles>
    <meta:generator>LibreOffice/5.2.2.2$Windows_x86 LibreOffice_project/8f96e87c890bf8fa77463cd4b640a2312823f3ad</meta:generator>
    <dc:date>2016-11-25T02:55:13.471000000</dc:date>
    <meta:document-statistic meta:table-count="0" meta:image-count="0" meta:object-count="0" meta:page-count="1" meta:paragraph-count="25" meta:word-count="159" meta:character-count="942" meta:non-whitespace-character-count="807"/>
    <meta:user-defined meta:name="Info 1"/>
    <meta:user-defined meta:name="Info 2"/>
    <meta:user-defined meta:name="Info 3"/>
    <meta:user-defined meta:name="Info 4"/>
  </office:meta>
</office:document-meta>
</file>